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204f78" officeooo:paragraph-rsid="00204f78" style:font-weight-asian="bold" style:font-weight-complex="bold"/>
    </style:style>
    <style:style style:name="P3" style:family="paragraph" style:parent-style-name="Preformatted_20_Text">
      <style:text-properties officeooo:paragraph-rsid="00204f78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bold" officeooo:paragraph-rsid="00204f78" style:font-weight-asian="bold" style:font-weight-complex="bold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lidation and Training</text:p>
      <text:p text:style-name="Preformatted_20_Text"><text:s/>k = <text:s/>1</text:p>
      <text:p text:style-name="Preformatted_20_Text">acc cross-1 <text:s/>0.12061206120612061</text:p>
      <text:p text:style-name="Preformatted_20_Text">acc cross-2 0.12451245124512451</text:p>
      <text:p text:style-name="Preformatted_20_Text">acc cross-3 0.12901290129012902</text:p>
      <text:p text:style-name="Preformatted_20_Text"><text:s/>k = <text:s/>2</text:p>
      <text:p text:style-name="Preformatted_20_Text">acc cross-1 <text:s/>0.11191119111911191</text:p>
      <text:p text:style-name="Preformatted_20_Text">acc cross-2 0.1113111311131113</text:p>
      <text:p text:style-name="Preformatted_20_Text">acc cross-3 0.1266126612661266</text:p>
      <text:p text:style-name="Preformatted_20_Text"><text:s/>k = <text:s/>3</text:p>
      <text:p text:style-name="Preformatted_20_Text">acc cross-1 <text:s/>0.11701170117011701</text:p>
      <text:p text:style-name="Preformatted_20_Text">acc cross-2 0.11371137113711371</text:p>
      <text:p text:style-name="Preformatted_20_Text">acc cross-3 0.12811281128112811</text:p>
      <text:p text:style-name="Preformatted_20_Text"><text:s/>k = <text:s/>4</text:p>
      <text:p text:style-name="Preformatted_20_Text">acc cross-1 <text:s/>0.11791179117911792</text:p>
      <text:p text:style-name="Preformatted_20_Text">acc cross-2 0.1149114911491149</text:p>
      <text:p text:style-name="Preformatted_20_Text">acc cross-3 0.1344134413441344</text:p>
      <text:p text:style-name="Preformatted_20_Text"><text:s/>k = <text:s/>5</text:p>
      <text:p text:style-name="Preformatted_20_Text">acc cross-1 <text:s/>0.11821182118211822</text:p>
      <text:p text:style-name="Preformatted_20_Text">acc cross-2 0.11971197119711971</text:p>
      <text:p text:style-name="Preformatted_20_Text">acc cross-3 0.1335133513351335</text:p>
      <text:p text:style-name="Preformatted_20_Text"><text:s/>k = <text:s/>6</text:p>
      <text:p text:style-name="Preformatted_20_Text">acc cross-1 <text:s/>0.11701170117011701</text:p>
      <text:p text:style-name="Preformatted_20_Text">acc cross-2 0.12091209120912091</text:p>
      <text:p text:style-name="Preformatted_20_Text">acc cross-3 0.1251125112511251</text:p>
      <text:p text:style-name="Preformatted_20_Text"><text:s/>k = <text:s/>7</text:p>
      <text:p text:style-name="Preformatted_20_Text">acc cross-1 <text:s/>0.11641164116411641</text:p>
      <text:p text:style-name="Preformatted_20_Text">acc cross-2 0.111011101110111</text:p>
      <text:p text:style-name="Preformatted_20_Text">acc cross-3 0.1275127512751275</text:p>
      <text:p text:style-name="Preformatted_20_Text"><text:s/>k = <text:s/>8</text:p>
      <text:p text:style-name="Preformatted_20_Text">acc cross-1 <text:s/>0.11671167116711671</text:p>
      <text:p text:style-name="Preformatted_20_Text">acc cross-2 0.11011101110111012</text:p>
      <text:p text:style-name="Preformatted_20_Text">acc cross-3 0.132013201320132</text:p>
      <text:p text:style-name="Preformatted_20_Text"><text:s/>k = <text:s/>9</text:p>
      <text:p text:style-name="Preformatted_20_Text">acc cross-1 <text:s/>0.11611161116111611</text:p>
      <text:p text:style-name="Preformatted_20_Text">acc cross-2 0.1152115211521152</text:p>
      <text:p text:style-name="Preformatted_20_Text">acc cross-3 0.13021302130213022</text:p>
      <text:p text:style-name="Preformatted_20_Text"><text:s/>k = <text:s/>10</text:p>
      <text:p text:style-name="Preformatted_20_Text">acc cross-1 <text:s/>0.12151215121512152</text:p>
      <text:p text:style-name="Preformatted_20_Text">acc cross-2 0.11641164116411641</text:p>
      <text:p text:style-name="Preformatted_20_Text">acc cross-3 0.13111311131113113</text:p>
      <text:p text:style-name="Preformatted_20_Text"><text:s/>k = <text:s/>11</text:p>
      <text:p text:style-name="Preformatted_20_Text">acc cross-1 <text:s/>0.12211221122112212</text:p>
      <text:p text:style-name="Preformatted_20_Text">acc cross-2 0.11761176117611762</text:p>
      <text:p text:style-name="Preformatted_20_Text">acc cross-3 0.12991299129912992</text:p>
      <text:p text:style-name="Preformatted_20_Text"><text:s/>k = <text:s/>12</text:p>
      <text:p text:style-name="Preformatted_20_Text">acc cross-1 <text:s/>0.12481248124812482</text:p>
      <text:p text:style-name="Preformatted_20_Text">acc cross-2 0.11641164116411641</text:p>
      <text:p text:style-name="Preformatted_20_Text">acc cross-3 0.12961296129612962</text:p>
      <text:p text:style-name="Preformatted_20_Text"><text:s/>k = <text:s/>13</text:p>
      <text:p text:style-name="Preformatted_20_Text">acc cross-1 <text:s/>0.1269126912691269</text:p>
      <text:p text:style-name="Preformatted_20_Text">acc cross-2 0.11941194119411941</text:p>
      <text:p text:style-name="Preformatted_20_Text">acc cross-3 0.13081308130813082</text:p>
      <text:p text:style-name="Preformatted_20_Text"><text:s/>k = <text:s/>14</text:p>
      <text:p text:style-name="Preformatted_20_Text">acc cross-1 <text:s/>0.1272127212721272</text:p>
      <text:p text:style-name="Preformatted_20_Text">acc cross-2 0.11791179117911792</text:p>
      <text:p text:style-name="Preformatted_20_Text">acc cross-3 0.1344134413441344</text:p>
      <text:p text:style-name="Preformatted_20_Text"><text:s/>k = <text:s/>15</text:p>
      <text:p text:style-name="Preformatted_20_Text">acc cross-1 <text:s/>0.13111311131113113</text:p>
      <text:p text:style-name="Preformatted_20_Text">acc cross-2 0.11641164116411641</text:p>
      <text:p text:style-name="Preformatted_20_Text">acc cross-3 0.1344134413441344</text:p>
      <text:p text:style-name="Preformatted_20_Text"><text:s/>k = <text:s/>16</text:p>
      <text:p text:style-name="Preformatted_20_Text">acc cross-1 <text:s/>0.12841284128412842</text:p>
      <text:p text:style-name="Preformatted_20_Text">acc cross-2 0.11611161116111611</text:p>
      <text:p text:style-name="Preformatted_20_Text"><text:soft-page-break/>acc cross-3 0.132013201320132</text:p>
      <text:p text:style-name="Preformatted_20_Text"><text:s/>k = <text:s/>17</text:p>
      <text:p text:style-name="Preformatted_20_Text">acc cross-1 <text:s/>0.12481248124812482</text:p>
      <text:p text:style-name="Preformatted_20_Text">acc cross-2 0.11551155115511551</text:p>
      <text:p text:style-name="Preformatted_20_Text">acc cross-3 0.132013201320132</text:p>
      <text:p text:style-name="Preformatted_20_Text"><text:s/>k = <text:s/>18</text:p>
      <text:p text:style-name="Preformatted_20_Text">acc cross-1 <text:s/>0.12451245124512451</text:p>
      <text:p text:style-name="Preformatted_20_Text">acc cross-2 0.1149114911491149</text:p>
      <text:p text:style-name="Preformatted_20_Text">acc cross-3 0.12931293129312932</text:p>
      <text:p text:style-name="Preformatted_20_Text"><text:s/>k = <text:s/>19</text:p>
      <text:p text:style-name="Preformatted_20_Text">acc cross-1 <text:s/>0.1257125712571257</text:p>
      <text:p text:style-name="Preformatted_20_Text">acc cross-2 0.11461146114611462</text:p>
      <text:p text:style-name="Preformatted_20_Text">acc cross-3 0.13081308130813082</text:p>
      <text:p text:style-name="Preformatted_20_Text"><text:s/>k = <text:s/>20</text:p>
      <text:p text:style-name="Preformatted_20_Text">acc cross-1 <text:s/>0.12901290129012902</text:p>
      <text:p text:style-name="Preformatted_20_Text">acc cross-2 0.11221122112211221</text:p>
      <text:p text:style-name="Preformatted_20_Text">acc cross-3 0.132013201320132</text:p>
      <text:p text:style-name="Preformatted_20_Text"><text:s/>k = <text:s/>100</text:p>
      <text:p text:style-name="Preformatted_20_Text">acc cross-1 <text:s/>0.11551155115511551</text:p>
      <text:p text:style-name="Preformatted_20_Text">acc cross-2 0.11221122112211221</text:p>
      <text:p text:style-name="Preformatted_20_Text">acc cross-3 0.12151215121512152</text:p>
      <text:p text:style-name="Preformatted_20_Text"><text:s/>k = <text:s/>3000</text:p>
      <text:p text:style-name="Preformatted_20_Text">acc cross-1 <text:s/>0.048004800480048</text:p>
      <text:p text:style-name="Preformatted_20_Text">acc cross-2 0.045604560456045606</text:p>
      <text:p text:style-name="P1">acc cross-3 0.056405640564056406</text:p>
      <text:p text:style-name="P2">Testing</text:p>
      <text:p text:style-name="P4">CCRn</text:p>
      <text:p text:style-name="Preformatted_20_Text">Class 1 Accuracy is 64 /500 <text:s/>, acc = <text:s/>0.128</text:p>
      <text:p text:style-name="Preformatted_20_Text">Class 2 Accuracy is 93 /500 <text:s/>, acc = <text:s/>0.186</text:p>
      <text:p text:style-name="Preformatted_20_Text">Class 3 Accuracy is 22 /500 <text:s/>, acc = <text:s/>0.044</text:p>
      <text:p text:style-name="Preformatted_20_Text">Class 4 Accuracy is 212 /500 <text:s/>, acc = <text:s/>0.424</text:p>
      <text:p text:style-name="Preformatted_20_Text">Class 5 Accuracy is 100 /500 <text:s/>, acc = <text:s/>0.2</text:p>
      <text:p text:style-name="Preformatted_20_Text">Class 6 Accuracy is 43 /500 <text:s/>, acc = <text:s/>0.086</text:p>
      <text:p text:style-name="Preformatted_20_Text">Class 7 Accuracy is 66 /500 <text:s/>, acc = <text:s/>0.132</text:p>
      <text:p text:style-name="Preformatted_20_Text">Class 8 Accuracy is 72 /500 <text:s/>, acc = <text:s/>0.144</text:p>
      <text:p text:style-name="Preformatted_20_Text">Class 9 Accuracy is 8 /500 <text:s/>, acc = <text:s/>0.016</text:p>
      <text:p text:style-name="Preformatted_20_Text">Class 10 Accuracy is 94 /500 <text:s/>, acc = <text:s/>0.188</text:p>
      <text:p text:style-name="Preformatted_20_Text">Class 11 Accuracy is 312 /500 <text:s/>, acc = <text:s/>0.624</text:p>
      <text:p text:style-name="Preformatted_20_Text">Class 12 Accuracy is 30 /500 <text:s/>, acc = <text:s/>0.06</text:p>
      <text:p text:style-name="Preformatted_20_Text">Class 13 Accuracy is 17 /500 <text:s/>, acc = <text:s/>0.034</text:p>
      <text:p text:style-name="Preformatted_20_Text">Class 14 Accuracy is 166 /500 <text:s/>, acc = <text:s/>0.332</text:p>
      <text:p text:style-name="Preformatted_20_Text">Class 15 Accuracy is 23 /500 <text:s/>, acc = <text:s/>0.046</text:p>
      <text:p text:style-name="Preformatted_20_Text">Class 16 Accuracy is 20 /500 <text:s/>, acc = <text:s/>0.04</text:p>
      <text:p text:style-name="Preformatted_20_Text">Class 17 Accuracy is 41 /500 <text:s/>, acc = <text:s/>0.082</text:p>
      <text:p text:style-name="Preformatted_20_Text">Class 18 Accuracy is 71 /500 <text:s/>, acc = <text:s/>0.142</text:p>
      <text:p text:style-name="Preformatted_20_Text">Class 19 Accuracy is 7 /500 <text:s/>, acc = <text:s/>0.014</text:p>
      <text:p text:style-name="Preformatted_20_Text">Class 20 Accuracy is 29 /500 <text:s/>, acc = <text:s/>0.058</text:p>
      <text:p text:style-name="P1">ACCR 0.149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7:32:04.193854375</meta:creation-date>
    <dc:date>2018-10-03T15:00:33.951475238</dc:date>
    <meta:editing-duration>PT3H14M41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112" meta:word-count="471" meta:character-count="3127" meta:non-whitespace-character-count="2662"/>
  </office:meta>
</office:document-meta>
</file>